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odificationException.ConcurrentModification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currentModificationException.ConcurrentModifi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